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87c6d" officeooo:paragraph-rsid="00087c6d"/>
    </style:style>
    <style:style style:name="P2" style:family="paragraph" style:parent-style-name="Standard">
      <style:paragraph-properties fo:text-align="center" style:justify-single-word="false"/>
      <style:text-properties style:font-name="Verdana" fo:language="en" fo:country="US" fo:font-weight="bold" officeooo:rsid="00087c6d" officeooo:paragraph-rsid="00087c6d" style:font-weight-asian="bold" style:font-weight-complex="bold"/>
    </style:style>
    <style:style style:name="P3" style:family="paragraph" style:parent-style-name="Standard">
      <style:text-properties style:font-name="Verdana" fo:language="en" fo:country="US" fo:font-weight="bold" officeooo:rsid="00087c6d" officeooo:paragraph-rsid="00087c6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Verdana" fo:language="en" fo:country="US" fo:font-weight="normal" officeooo:rsid="00087c6d" officeooo:paragraph-rsid="00087c6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Verdana" fo:language="en" fo:country="US" fo:font-weight="normal" officeooo:rsid="00087c6d" officeooo:paragraph-rsid="00087c6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Verdana" fo:font-size="12pt" fo:language="en" fo:country="US" fo:font-weight="normal" officeooo:rsid="00087c6d" officeooo:paragraph-rsid="00087c6d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officeooo:paragraph-rsid="000925a5"/>
    </style:style>
    <style:style style:name="P8" style:family="paragraph" style:parent-style-name="Standard" style:list-style-name="L1">
      <style:paragraph-properties fo:text-align="justify" style:justify-single-word="false"/>
      <style:text-properties officeooo:paragraph-rsid="00096cd9"/>
    </style:style>
    <style:style style:name="T1" style:family="text">
      <style:text-properties style:font-name="Verdana" fo:language="en" fo:country="US" fo:font-weight="normal" officeooo:rsid="000925a5" style:font-weight-asian="normal" style:font-weight-complex="normal"/>
    </style:style>
    <style:style style:name="T2" style:family="text">
      <style:text-properties style:font-name="Verdana" fo:language="en" fo:country="US" fo:font-style="italic" fo:font-weight="normal" officeooo:rsid="000925a5" style:font-style-asian="italic" style:font-weight-asian="normal" style:font-style-complex="italic" style:font-weight-complex="normal"/>
    </style:style>
    <style:style style:name="T3" style:family="text">
      <style:text-properties style:font-name="Verdana" fo:language="en" fo:country="US" fo:font-style="italic" fo:font-weight="bold" officeooo:rsid="000925a5" style:font-style-asian="italic" style:font-weight-asian="bold" style:font-style-complex="italic" style:font-weight-complex="bold"/>
    </style:style>
    <style:style style:name="T4" style:family="text">
      <style:text-properties style:font-name="Verdana" fo:language="en" fo:country="US" fo:font-weight="bold" officeooo:rsid="000925a5" style:font-weight-asian="bold" style:font-weight-complex="bold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italii (Vitalius) Parubochyi</text:p>
      <text:p text:style-name="P3"/>
      <text:p text:style-name="P4">C++/Qt Developer</text:p>
      <text:p text:style-name="P4">Data Scientist</text:p>
      <text:p text:style-name="P4">Software Architect</text:p>
      <text:h text:style-name="Heading_20_2" text:outline-level="2">Contacts</text:h>
      <text:p text:style-name="P6">E-mail:<text:tab/>eddragonwolf@ukr.net, </text:p>
      <text:p text:style-name="P6"><text:tab/><text:tab/>eddragonwolf@gmail.com, </text:p>
      <text:p text:style-name="P6"><text:tab/><text:tab/>vitalius.parubochyi@vakoms.com.ua</text:p>
      <text:p text:style-name="P6">Phone:<text:tab/>+380 (96) 645-34-09</text:p>
      <text:p text:style-name="P6">Website:<text:tab/>http://eddragonwolf.github.io/ </text:p>
      <text:p text:style-name="P6">LinkedIn:<text:tab/>http://ua.linkedin.com/in/vitaliusparubochyi</text:p>
      <text:p text:style-name="P6">GitHub:<text:tab/>EDDragonWolf</text:p>
      <text:p text:style-name="P6">Skype:<text:tab/>eddragonwolf</text:p>
      <text:p text:style-name="P5"><text:span text:style-name="T5">Facebook:<text:tab/>eddragonwolf</text:span></text:p>
      <text:h text:style-name="Heading_20_2" text:outline-level="2">Education</text:h>
      <text:list xml:id="list2024324074710160386" text:style-name="L1">
        <text:list-item>
          <text:p text:style-name="P7"><text:span text:style-name="T3">Ph.D. Student</text:span><text:span text:style-name="T1">, Theoretical Fundamentals of Informatics and Cybernetics, Ivan Franko National University of Lviv (Lviv, Ukraine), November 2015 – Present</text:span></text:p>
        </text:list-item>
        <text:list-item>
          <text:p text:style-name="P8"><text:span text:style-name="T3">Master Student</text:span><text:span text:style-name="T1">, Information Technology of Design, Ivan Franko National University of Lviv (Lviv, Ukraine), September 2014 – June 2015</text:span></text:p>
        </text:list-item>
        <text:list-item>
          <text:p text:style-name="P8"><text:span text:style-name="T3">Bachelor Student</text:span><text:span text:style-name="T1">, Computer Science, Ivan Franko National University of Lviv (Lviv, Ukraine), September 2010 – June 2014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6T15:04:55.213000000</meta:creation-date>
    <dc:date>2016-05-12T10:04:41.368000000</dc:date>
    <meta:editing-duration>PT29M18S</meta:editing-duration>
    <meta:editing-cycles>2</meta:editing-cycles>
    <meta:generator>LibreOffice/4.4.3.2$Windows_x86 LibreOffice_project/88805f81e9fe61362df02b9941de8e38a9b5fd16</meta:generator>
    <meta:document-statistic meta:table-count="0" meta:image-count="0" meta:object-count="0" meta:page-count="1" meta:paragraph-count="18" meta:word-count="85" meta:character-count="773" meta:non-whitespace-character-count="699"/>
  </office:meta>
</office:document-meta>
</file>